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aab4" officeooo:paragraph-rsid="0017aab4" style:font-weight-asian="bold" style:font-weight-complex="bold"/>
    </style:style>
    <style:style style:name="P2" style:family="paragraph" style:parent-style-name="Standard">
      <style:text-properties officeooo:paragraph-rsid="0017aab4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fetch “FIRST_NAME” from Worker table using the alias</text:p>
      <text:p text:style-name="P2">name as &amp;lt;WORKER_NAME&amp;gt;.</text:p>
      <text:p text:style-name="P1">Ans:<text:tab/><text:span text:style-name="T1"> SELECT first_name AS worker_name FROM worker;</text:span></text:p>
      <text:p text:style-name="P1"/>
      <text:p text:style-name="Standard">Q-2. Write an SQL query to fetch unique values of DEPARTMENT from Worker table.</text:p>
      <text:p text:style-name="P1">Ans: <text:span text:style-name="T1"><text:tab/>SELECT DISTINCT department FROM worker</text:span></text:p>
      <text:p text:style-name="P1"><text:span text:style-name="T1"/></text:p>
      <text:p text:style-name="Standard">Q-3. Write an SQL query to show the last 5 record from a table.</text:p>
      <text:p text:style-name="P1">Ans:<text:tab/><text:span text:style-name="T1">SELECT * FROM &lt;table_name&gt; LIMIT 5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6:52:00.707000000</meta:creation-date>
    <dc:date>2022-08-11T16:56:49.301000000</dc:date>
    <meta:editing-duration>PT4M49S</meta:editing-duration>
    <meta:editing-cycles>1</meta:editing-cycles>
    <meta:document-statistic meta:table-count="0" meta:image-count="0" meta:object-count="0" meta:page-count="1" meta:paragraph-count="7" meta:word-count="65" meta:character-count="384" meta:non-whitespace-character-count="324"/>
    <meta:generator>LibreOffice/7.3.5.2$Windows_X86_64 LibreOffice_project/184fe81b8c8c30d8b5082578aee2fed2ea847c01</meta:generator>
  </office:meta>
</office:document-meta>
</file>